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age+gender</text:p>
          </table:table-cell>
        </table:table-row>
        <table:table-row table:style-name="ro1">
          <table:table-cell/>
          <table:table-cell table:style-name="ce1" office:value-type="float" office:value="67.7632" calcext:value-type="float">
            <text:p>67.7632</text:p>
          </table:table-cell>
          <table:table-cell table:style-name="ce1" office:value-type="float" office:value="68.4211" calcext:value-type="float">
            <text:p>68.4211</text:p>
          </table:table-cell>
          <table:table-cell table:style-name="ce1" office:value-type="float" office:value="48.6842" calcext:value-type="float">
            <text:p>48.684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Note: Comparison between age, gender, and using age+gender. Used Weka with LibSVM, linear kernel with C=1, cross validation = 1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7:41:41.148656681</meta:creation-date>
    <dc:date>2015-11-02T17:46:40.100780172</dc:date>
    <meta:editing-duration>PT1M41S</meta:editing-duration>
    <meta:editing-cycles>2</meta:editing-cycles>
    <meta:generator>LibreOffice/4.2.8.2$Linux_X86_64 LibreOffice_project/420m0$Build-2</meta:generator>
    <meta:document-statistic meta:table-count="1" meta:cell-count="7" meta:object-count="0"/>
  </office:meta>
</office:document-meta>
</file>